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fcd13" officeooo:paragraph-rsid="000fcd13"/>
    </style:style>
    <style:style style:name="P2" style:family="paragraph" style:parent-style-name="Standard">
      <style:text-properties officeooo:paragraph-rsid="000fcd13"/>
    </style:style>
    <style:style style:name="P3" style:family="paragraph" style:parent-style-name="Standard">
      <style:text-properties officeooo:rsid="000fcd13" officeooo:paragraph-rsid="000fcd13"/>
    </style:style>
    <style:style style:name="P4" style:family="paragraph" style:parent-style-name="Standard">
      <style:text-properties fo:font-weight="bold" officeooo:rsid="000fcd13" officeooo:paragraph-rsid="000fcd13" style:font-weight-asian="bold" style:font-weight-complex="bold"/>
    </style:style>
    <style:style style:name="P5" style:family="paragraph" style:parent-style-name="Standard">
      <style:text-properties fo:font-weight="bold" officeooo:rsid="00131b83" officeooo:paragraph-rsid="00142dcf" style:font-weight-asian="bold" style:font-weight-complex="bold"/>
    </style:style>
    <style:style style:name="P6" style:family="paragraph" style:parent-style-name="Standard">
      <style:text-properties fo:font-weight="normal" officeooo:rsid="00131b83" officeooo:paragraph-rsid="00131b83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31b83" officeooo:paragraph-rsid="00131b8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31b83" officeooo:paragraph-rsid="00142dcf" style:font-weight-asian="normal" style:font-weight-complex="normal"/>
    </style:style>
    <style:style style:name="P9" style:family="paragraph" style:parent-style-name="Standard">
      <style:text-properties fo:font-weight="normal" officeooo:rsid="00131b83" officeooo:paragraph-rsid="000fcd13" style:font-weight-asian="normal" style:font-weight-complex="normal"/>
    </style:style>
    <style:style style:name="P10" style:family="paragraph" style:parent-style-name="Standard">
      <style:text-properties officeooo:paragraph-rsid="0014fbc2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42dcf" officeooo:paragraph-rsid="00142dcf" style:font-weight-asian="normal" style:font-weight-complex="normal"/>
    </style:style>
    <style:style style:name="T1" style:family="text">
      <style:text-properties officeooo:rsid="000fcd13"/>
    </style:style>
    <style:style style:name="T2" style:family="text">
      <style:text-properties officeooo:rsid="0011bcf7"/>
    </style:style>
    <style:style style:name="T3" style:family="text">
      <style:text-properties officeooo:rsid="001259da"/>
    </style:style>
    <style:style style:name="T4" style:family="text">
      <style:text-properties officeooo:rsid="00131b83"/>
    </style:style>
    <style:style style:name="T5" style:family="text">
      <style:text-properties officeooo:rsid="0013a0af"/>
    </style:style>
    <style:style style:name="T6" style:family="text">
      <style:text-properties officeooo:rsid="00142dcf"/>
    </style:style>
    <style:style style:name="T7" style:family="text">
      <style:text-properties officeooo:rsid="0014fbc2"/>
    </style:style>
    <style:style style:name="T8" style:family="text">
      <style:text-properties fo:font-style="italic" officeooo:rsid="0014fbc2" style:font-style-asian="italic" style:font-style-complex="italic"/>
    </style:style>
    <style:style style:name="T9" style:family="text">
      <style:text-properties fo:font-style="italic" officeooo:rsid="0015decb" style:font-style-asian="italic" style:font-style-complex="italic"/>
    </style:style>
    <style:style style:name="T10" style:family="text">
      <style:text-properties fo:font-style="italic" officeooo:rsid="001895f1" style:font-style-asian="italic" style:font-style-complex="italic"/>
    </style:style>
    <style:style style:name="T11" style:family="text">
      <style:text-properties fo:font-style="normal" officeooo:rsid="0014fbc2" style:font-style-asian="normal" style:font-style-complex="normal"/>
    </style:style>
    <style:style style:name="T12" style:family="text">
      <style:text-properties fo:color="#00a933" fo:font-style="italic" officeooo:rsid="0014fbc2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anvis respecte l’operativa que tenim ara:</text:p>
      <text:p text:style-name="P5"/>
      <text:p text:style-name="P8">-<text:tab/>Canvi de <text:span text:style-name="T5">la unitat de radiosondatge.</text:span></text:p>
      <text:p text:style-name="P8"><text:tab/><text:span text:style-name="T5">Passem d’analitzar el radiosondatge com a unitats de nit/dia a analitzar cada sonda per separat.</text:span></text:p>
      <text:p text:style-name="P8">-<text:tab/><text:span text:style-name="T6">Canvi en els fitxers de sortida.</text:span></text:p>
      <text:p text:style-name="P11"><text:tab/>Es passa de dos fitxers (radiosonda.txt, error_radiosonda.txt) a un sol fitxer (radiosonda_v2.txt). Aquest fitxer conté els errors desglossats per sondes.</text:p>
      <text:p text:style-name="P4"/>
      <text:p text:style-name="P4">Variables de sortida:</text:p>
      <text:p text:style-name="P3"/>
      <text:p text:style-name="P2">"data": <text:span text:style-name="T1">data amb format (aaaa-mm-dd)</text:span></text:p>
      <text:p text:style-name="P2">"fitxer" <text:span text:style-name="T7">(</text:span><text:span text:style-name="T12">nova variable</text:span><text:span text:style-name="T7">)</text:span>: <text:span text:style-name="T2">nom del fitxer d’entrada (aammddhh.log)</text:span></text:p>
      <text:p text:style-name="P2">"sessió" <text:span text:style-name="T7">(</text:span><text:span text:style-name="T8">passem de nit/dia a 11:00/23:00</text:span><text:span text:style-name="T7">)</text:span>: <text:span text:style-name="T3">sessió del radiosondatge (11:00 o 23:00)</text:span></text:p>
      <text:p text:style-name="P2">"id_sond" <text:span text:style-name="T7">(</text:span><text:span text:style-name="T12">nova variable</text:span><text:span text:style-name="T7">)</text:span>: <text:span text:style-name="T2">identificador de la sonda. És un nombre de 9 xifres</text:span></text:p>
      <text:p text:style-name="P2">"realit" <text:span text:style-name="T7">(</text:span><text:span text:style-name="T8">passem de Si/No a 1/0</text:span><text:span text:style-name="T7">)</text:span>: <text:span text:style-name="T3">radiosondatge realitzat o no (1 o 0)</text:span></text:p>
      <text:p text:style-name="P2">"hora": <text:span text:style-name="T3">hora de finalització del radiosondatge (hh:mm:ss o NA) </text:span></text:p>
      <text:p text:style-name="P2">"dur.min.": <text:span text:style-name="T3">durada del radiosondatge (minuts o NA)</text:span></text:p>
      <text:p text:style-name="P2">"alti.m.": <text:span text:style-name="T3">altitud assolida (m o NA)</text:span></text:p>
      <text:p text:style-name="P2">"press.hPa.": <text:span text:style-name="T3">pressió assolida (hPa o NA)</text:span></text:p>
      <text:p text:style-name="P2">"rellanç": <text:span text:style-name="T3">nombre de rellançaments </text:span></text:p>
      <text:p text:style-name="P2">"llanç.fall" <text:span text:style-name="T7">(</text:span><text:span text:style-name="T12">nova variable</text:span><text:span text:style-name="T11">)</text:span>: <text:span text:style-name="T3">llançaments fallits</text:span></text:p>
      <text:p text:style-name="P2">"activ" <text:span text:style-name="T7">(</text:span><text:span text:style-name="T12">nova variable</text:span><text:span text:style-name="T7">)</text:span>: <text:span text:style-name="T3">sondes que s’han activat</text:span></text:p>
      <text:p text:style-name="P2">"sond_voladores" <text:span text:style-name="T7">(</text:span><text:span text:style-name="T12">nova variable</text:span><text:span text:style-name="T7">)</text:span>: <text:span text:style-name="T3">sondes que han sortit del mòdul de radiosondatge</text:span></text:p>
      <text:p text:style-name="P2">"errors" <text:span text:style-name="T7">(</text:span><text:span text:style-name="T12">nova variable</text:span><text:span text:style-name="T7">)</text:span>: <text:span text:style-name="T3">llista d’errors de la sonda (string amb els errors de cada sonda per separat)</text:span></text:p>
      <text:p text:style-name="P10">"valv.fall" <text:span text:style-name="T7">(</text:span><text:span text:style-name="T8">abans era la variable "fallida". </text:span><text:span text:style-name="T9">Quan és correcte passem del missatge <text:s/></text:span><text:span text:style-name="T10">antic</text:span><text:span text:style-name="T9">«Correcte» a «NA»</text:span><text:span text:style-name="T7">)</text:span>: <text:span text:style-name="T4">vàlvula d’on ha sortit la sonda fallida (BXX) on XX és una de les 12 posicions del carrusel.</text:span></text:p>
      <text:p text:style-name="P9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cd13" officeooo:paragraph-rsid="000fcd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novació radiosondatge<text:tab/>25/04/2019<text:tab/>FRA-TDT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0:35:28.629637877</meta:creation-date>
    <dc:date>2019-04-30T14:57:45.277158545</dc:date>
    <meta:editing-duration>PT10M1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218" meta:character-count="1472" meta:non-whitespace-character-count="1270"/>
  </office:meta>
</office:document-meta>
</file>